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30" calcext:value-type="float">
            <text:p>1330</text:p>
          </table:table-cell>
          <table:table-cell table:style-name="ce7" table:formula="of:=COUNTIF([.B7:.B999998];&quot;X&quot;)" office:value-type="float" office:value="1149" calcext:value-type="float">
            <text:p>1149</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5" calcext:value-type="float">
            <text:p>155</text:p>
          </table:table-cell>
          <table:table-cell table:style-name="ce25" table:formula="of:=SUM([.B2:.F2])" office:value-type="float" office:value="1411" calcext:value-type="float">
            <text:p>141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81">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03">00/00/0000</text:date>, <text:time style:data-style-name="N2" text:time-value="21:46:29.61173755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03T21:47:26.668467582</dc:date>
    <meta:editing-duration>P1DT10H46M36S</meta:editing-duration>
    <meta:editing-cycles>1319</meta:editing-cycles>
    <meta:document-statistic meta:table-count="1" meta:cell-count="8024" meta:object-count="0"/>
  </office:meta>
</office:document-meta>
</file>